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306cm" fo:min-width="7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438cm" fo:min-width="9.3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93cm" fo:min-width="7.395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04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3.327cm" fo:min-width="7.268cm" fo:padding-top="0.178cm" fo:padding-bottom="0.178cm" fo:padding-left="0.303cm" fo:padding-right="0.303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="Arrow" draw:marker-end-width="0.459cm" svg:stroke-opacity="100%" draw:fill="solid" draw:textarea-vertical-align="top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438cm" fo:min-width="7.141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solid"/>
      <style:paragraph-properties fo:text-align="end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solid"/>
      <style:paragraph-properties fo:text-align="center" style:writing-mode="lr-tb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7.874cm" svg:height="3.556cm" svg:x="1.508cm" svg:y="2.016cm">
          <text:p text:style-name="P1">firmware</text:p>
          <text:p text:style-name="P1">(UEFI, BIOS, coreboot, ...)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906cm" svg:height="2.794cm" svg:x="17.891cm" svg:y="1.381cm">
          <text:p text:style-name="P1"><text:span text:style-name="T1">partitioning scheme/</text:span></text:p>
          <text:p text:style-name="P1"><text:span text:style-name="T1">partition table(GPT, MBR/DO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8.001cm" svg:height="2.286cm" svg:x="15.986cm" svg:y="7.858cm">
          <text:p text:style-name="P1"><text:span text:style-name="T1"><text:a xlink:href="https://wiki.gentoo.org/wiki/Handbook:AMD64/Full/Installation#Alternative_2:_efibootmgr" xlink:type="simple">secondary bootloader</text:a></text:span></text:p>
          <text:p text:style-name="P1"><text:span text:style-name="T1">(grub2/rEFInd/refit, 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5.351cm" svg:y1="0cm" svg:x2="15.224cm" svg:y2="21cm">
          <text:p/>
        </draw:line>
        <draw:frame draw:style-name="gr5" draw:text-style-name="P5" draw:layer="layout" svg:width="7.33cm" svg:height="1.673cm" svg:x="3.032cm" svg:y="17.742cm">
          <draw:text-box>
            <text:p text:style-name="P4">located on a chip</text:p>
            <text:p text:style-name="P4">inside your motherboard</text:p>
          </draw:text-box>
        </draw:frame>
        <draw:frame draw:style-name="gr6" draw:text-style-name="P5" draw:layer="layout" svg:width="13.304cm" svg:height="0.962cm" svg:x="15.336cm" svg:y="18.748cm">
          <draw:text-box>
            <text:p text:style-name="P4">located on disk(HDD, SSD, NVME, eMMC,...)</text:p>
          </draw:text-box>
        </draw:frame>
        <draw:custom-shape draw:style-name="gr7" draw:text-style-name="P2" xml:id="id2" draw:id="id2" draw:layer="layout" svg:width="7.874cm" svg:height="3.683cm" svg:x="19.669cm" svg:y="12.557cm">
          <text:p text:style-name="P1"><text:span text:style-name="T1">OperatinSystem</text:span></text:p>
          <text:p text:style-name="P1"><text:span text:style-name="T1">(Linux distro, BSD distro,</text:span></text:p>
          <text:p text:style-name="P1"><text:span text:style-name="T1">Minix, Solaris,</text:span></text:p>
          <text:p text:style-name="P1"><text:span text:style-name="T1">Windoes, MacOS, ...)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draw:line-skew="-2.728cm" svg:x1="22.844cm" svg:y1="4.175cm" svg:x2="27.543cm" svg:y2="14.398cm" draw:start-shape="id1" draw:start-glue-point="2" draw:end-shape="id2" draw:end-glue-point="1" svg:d="M22844 4175c0 2194 2626 1827 4008 3835s1520 6388 691 6388" svg:viewBox="0 0 5213 10224">
          <text:p text:style-name="P6"><text:span text:style-name="T2"/></text:p>
          <text:p text:style-name="P6"><text:span text:style-name="T2"><text:s text:c="2"/></text:span><text:span text:style-name="T2"><text:a xlink:href="https://wiki.gentoo.org/wiki/EFI_stub" xlink:type="simple">EFI stub</text:a></text:span></text:p>
        </draw:connector>
        <draw:connector draw:style-name="gr9" draw:text-style-name="P3" draw:layer="layout" draw:type="curve" svg:x1="19.986cm" svg:y1="10.144cm" svg:x2="23.606cm" svg:y2="12.557cm" draw:start-shape="id3" draw:start-glue-point="2" draw:end-shape="id2" draw:end-glue-point="0" svg:d="M19986 10144c0 1809 3620 603 3620 2413" svg:viewBox="0 0 3621 2414">
          <text:p/>
        </draw:connector>
        <draw:custom-shape draw:style-name="gr10" draw:text-style-name="P9" xml:id="id5" draw:id="id5" draw:layer="layout" svg:width="7.747cm" svg:height="2.794cm" svg:x="1.889cm" svg:y="12.176cm">
          <text:p text:style-name="P8"><text:span text:style-name="T1">primary bootloader</text:span></text:p>
          <text:p text:style-name="P8"><text:span text:style-name="T1">(BIOS/UEFI boot menu)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5.445cm" svg:y1="5.572cm" svg:x2="5.762cm" svg:y2="12.176cm" draw:start-shape="id4" draw:start-glue-point="2" draw:end-shape="id5" draw:end-glue-point="0" svg:d="M5445 5572c0 4953 317 1651 317 6604" svg:viewBox="0 0 318 6605">
          <text:p/>
        </draw:connector>
        <draw:connector draw:style-name="gr11" draw:text-style-name="P10" draw:layer="layout" draw:type="curve" svg:x1="9.636cm" svg:y1="13.573cm" svg:x2="17.891cm" svg:y2="2.778cm" draw:start-shape="id5" draw:start-glue-point="1" draw:end-shape="id1" draw:end-glue-point="3" svg:d="M9636 13573c6190 0 2063-10795 8255-10795" svg:viewBox="0 0 8256 10796">
          <text:p text:style-name="P4"><text:s text:c="7"/></text:p>
        </draw:connector>
        <draw:connector draw:style-name="gr11" draw:text-style-name="P10" draw:layer="layout" draw:type="curve" svg:x1="22.844cm" svg:y1="4.175cm" svg:x2="19.986cm" svg:y2="7.858cm" draw:start-shape="id1" draw:start-glue-point="2" draw:end-shape="id3" draw:end-glue-point="0" svg:d="M22844 4175c0 2763-2858 922-2858 3683" svg:viewBox="0 0 2859 3684">
          <text:p text:style-name="P4"><text:s text:c="7"/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4:03:18.481919280</meta:creation-date>
    <dc:date>2021-12-07T19:23:15.227689578</dc:date>
    <meta:editing-duration>PT38M18S</meta:editing-duration>
    <meta:editing-cycles>14</meta:editing-cycles>
    <meta:generator>LibreOffice/6.4.7.2$Linux_X86_64 LibreOffice_project/40$Build-2</meta:generator>
    <meta:document-statistic meta:object-count="13"/>
  </office:meta>
</office:document-meta>
</file>